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Tsukushi A Round Gothic Bold" svg:font-family="&quot;Tsukushi A Round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fo:background-color="#E7E6E6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48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T1" style:family="text" style:parent-style-name="Default">
      <style:text-properties fo:color="#000000" style:text-line-through-style="none" style:font-name="Tsukushi A Round Gothic Bold" style:font-name-asian="Tsukushi A Round Gothic Bold" style:font-name-complex="Tsukushi A Round Gothic Bold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1906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1" table:number-columns-repeated="16377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spanned="1" table:number-rows-spanned="2" table:style-name="ce5"/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1" table:number-columns-repeated="16377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spanned="1" table:number-rows-spanned="2" table:style-name="ce5"/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3">
            <text:p>Source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Auto</text:p>
          </table:table-cell>
          <table:table-cell office:value-type="string" table:style-name="ce3">
            <text:p>Source (%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float" office:value="3994" table:style-name="ce7">
            <text:p>3994</text:p>
          </table:table-cell>
          <table:table-cell office:value-type="float" office:value="0" table:style-name="ce7">
            <text:p>0</text:p>
          </table:table-cell>
          <table:table-cell office:value-type="float" office:value="13699" table:style-name="ce7">
            <text:p>13699</text:p>
          </table:table-cell>
          <table:table-cell office:value-type="float" office:value="9705" table:formula="of:=[.E4]-[.C4]" table:style-name="ce7">
            <text:p>9705</text:p>
          </table:table-cell>
          <table:table-cell office:value-type="percentage" office:value="0.53062309020858245" table:formula="of:=[.C4]/[.C5]" table:style-name="ce8">
            <text:p>5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float" office:value="7527" table:style-name="ce7">
            <text:p>7527</text:p>
          </table:table-cell>
          <table:table-cell office:value-type="float" office:value="1950" table:style-name="ce7">
            <text:p>1950</text:p>
          </table:table-cell>
          <table:table-cell office:value-type="float" office:value="8742" table:style-name="ce7">
            <text:p>8742</text:p>
          </table:table-cell>
          <table:table-cell office:value-type="float" office:value="1215" table:formula="of:=[.E5]-[.C5]" table:style-name="ce7">
            <text:p>1215</text:p>
          </table:table-cell>
          <table:table-cell office:value-type="percentage" office:value="1" table:formula="of:=[.C5]/[.C5]" table:style-name="ce8">
            <text:p>100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float" office:value="4721" table:style-name="ce7">
            <text:p>4721</text:p>
          </table:table-cell>
          <table:table-cell office:value-type="float" office:value="0" table:style-name="ce7">
            <text:p>0</text:p>
          </table:table-cell>
          <table:table-cell office:value-type="float" office:value="5921" table:style-name="ce7">
            <text:p>5921</text:p>
          </table:table-cell>
          <table:table-cell office:value-type="float" office:value="1200" table:formula="of:=[.E6]-[.C6]" table:style-name="ce7">
            <text:p>1200</text:p>
          </table:table-cell>
          <table:table-cell office:value-type="percentage" office:value="0.62720871529161681" table:formula="of:=[.C6]/[.C5]" table:style-name="ce8">
            <text:p>63%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float" office:value="2386" table:style-name="ce7">
            <text:p>2386</text:p>
          </table:table-cell>
          <table:table-cell office:value-type="float" office:value="0" table:style-name="ce7">
            <text:p>0</text:p>
          </table:table-cell>
          <table:table-cell office:value-type="float" office:value="4631" table:style-name="ce7">
            <text:p>4631</text:p>
          </table:table-cell>
          <table:table-cell office:value-type="float" office:value="2245" table:formula="of:=[.E7]-[.C7]" table:style-name="ce7">
            <text:p>2245</text:p>
          </table:table-cell>
          <table:table-cell office:value-type="percentage" office:value="0.31699216155174703" table:formula="of:=[.C7]/[.C5]" table:style-name="ce8">
            <text:p>32%</text:p>
          </table:table-cell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er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4" table:default-cell-style-name="ce2"/>
        <table:table-column table:style-name="co1" table:number-columns-repeated="16375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spanned="1" table:number-rows-spanned="2" table:style-name="ce5"/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/>
          <table:covered-table-cell/>
          <table:table-cell office:value-type="string" table:style-name="ce9">
            <text:p>compiler</text:p>
          </table:table-cell>
          <table:table-cell office:value-type="string" table:style-name="ce9">
            <text:p>socket</text:p>
          </table:table-cell>
          <table:table-cell office:value-type="string" table:style-name="ce9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10">
            <text:p>1.65.0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hannel</text:p>
          </table:table-cell>
          <table:table-cell office:value-type="float" office:value="90.596000000000004" table:style-name="ce11">
            <text:p>90.596<text:s/></text:p>
          </table:table-cell>
          <table:table-cell office:value-type="float" office:value="78.968000000000004" table:style-name="ce11">
            <text:p>78.968<text:s/></text:p>
          </table:table-cell>
          <table:table-cell office:value-type="float" office:value="8.7270000000000003" table:style-name="ce11">
            <text:p>8.727<text:s/></text:p>
          </table:table-cell>
          <table:table-cell office:value-type="float" office:value="87.695000000000007" table:formula="of:=[.G4]+[.H4]" table:style-name="ce11">
            <text:p>87.695<text:s/>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10">
            <text:p>clang 14.0.0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pthread</text:p>
          </table:table-cell>
          <table:table-cell office:value-type="float" office:value="32.079000000000001" table:style-name="ce11">
            <text:p>32.079<text:s/></text:p>
          </table:table-cell>
          <table:table-cell office:value-type="float" office:value="6.06" table:style-name="ce11">
            <text:p>6.060<text:s/></text:p>
          </table:table-cell>
          <table:table-cell office:value-type="float" office:value="22.739000000000001" table:style-name="ce11">
            <text:p>22.739<text:s/></text:p>
          </table:table-cell>
          <table:table-cell office:value-type="float" office:value="28.798999999999999" table:formula="of:=[.G5]+[.H5]" table:style-name="ce11">
            <text:p>28.799<text:s/>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10">
            <text:p>1.19.3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han</text:p>
          </table:table-cell>
          <table:table-cell office:value-type="float" office:value="16.478000000000002" table:style-name="ce11">
            <text:p>16.478<text:s/></text:p>
          </table:table-cell>
          <table:table-cell office:value-type="float" office:value="8.8989999999999991" table:style-name="ce11">
            <text:p>8.899<text:s/></text:p>
          </table:table-cell>
          <table:table-cell office:value-type="float" office:value="9.1120000000000001" table:style-name="ce11">
            <text:p>9.112<text:s/></text:p>
          </table:table-cell>
          <table:table-cell office:value-type="float" office:value="18.010999999999999" table:formula="of:=[.G6]+[.H6]" table:style-name="ce11">
            <text:p>18.011<text:s/>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10">
            <text:p>3.10.8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ondition</text:p>
          </table:table-cell>
          <table:table-cell office:value-type="float" office:value="3612.5650000000001" table:style-name="ce11">
            <text:p>3612.565<text:s/></text:p>
          </table:table-cell>
          <table:table-cell office:value-type="float" office:value="3539.0390000000002" table:style-name="ce11">
            <text:p>3539.039<text:s/></text:p>
          </table:table-cell>
          <table:table-cell office:value-type="float" office:value="43.104999999999997" table:style-name="ce11">
            <text:p>43.105<text:s/></text:p>
          </table:table-cell>
          <table:table-cell office:value-type="float" office:value="3582.1440000000002" table:formula="of:=[.G7]+[.H7]" table:style-name="ce11">
            <text:p>3582.144<text:s/>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spanned="1" table:number-rows-spanned="2" table:style-name="ce5"/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/>
          <table:covered-table-cell/>
          <table:table-cell office:value-type="string" table:style-name="ce9">
            <text:p>compiler</text:p>
          </table:table-cell>
          <table:table-cell office:value-type="string" table:style-name="ce9">
            <text:p>socket</text:p>
          </table:table-cell>
          <table:table-cell office:value-type="string" table:style-name="ce9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10">
            <text:p>1.65.0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hannel</text:p>
          </table:table-cell>
          <table:table-cell office:value-type="percentage" office:value="0.35408848072762594" table:formula="of:=[.F$5]/[.F4]" table:style-name="ce12">
            <text:p>35%</text:p>
          </table:table-cell>
          <table:table-cell office:value-type="percentage" office:value="7.6739945294296411E-2" table:formula="of:=[.G$5]/[.G4]" table:style-name="ce12">
            <text:p>8%</text:p>
          </table:table-cell>
          <table:table-cell office:value-type="percentage" office:value="2.605591841411711" table:formula="of:=[.H$5]/[.H4]" table:style-name="ce12">
            <text:p>261%</text:p>
          </table:table-cell>
          <table:table-cell office:value-type="percentage" office:value="0.32839956667997033" table:formula="of:=[.I$5]/[.I4]" table:style-name="ce12">
            <text:p>33%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10">
            <text:p>clang 14.0.0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pthread</text:p>
          </table:table-cell>
          <table:table-cell office:value-type="percentage" office:value="1" table:formula="of:=[.F$5]/[.F5]" table:style-name="ce12">
            <text:p>100%</text:p>
          </table:table-cell>
          <table:table-cell office:value-type="percentage" office:value="1" table:formula="of:=[.G$5]/[.G5]" table:style-name="ce12">
            <text:p>100%</text:p>
          </table:table-cell>
          <table:table-cell office:value-type="percentage" office:value="1" table:formula="of:=[.H$5]/[.H5]" table:style-name="ce12">
            <text:p>100%</text:p>
          </table:table-cell>
          <table:table-cell office:value-type="percentage" office:value="1" table:formula="of:=[.I$5]/[.I5]" table:style-name="ce12">
            <text:p>100%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10">
            <text:p>1.19.3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han</text:p>
          </table:table-cell>
          <table:table-cell office:value-type="percentage" office:value="1.9467775215438765" table:formula="of:=[.F$5]/[.F6]" table:style-name="ce12">
            <text:p>195%</text:p>
          </table:table-cell>
          <table:table-cell office:value-type="percentage" office:value="0.6809753904933139" table:formula="of:=[.G$5]/[.G6]" table:style-name="ce12">
            <text:p>68%</text:p>
          </table:table-cell>
          <table:table-cell office:value-type="percentage" office:value="2.4955004389815629" table:formula="of:=[.H$5]/[.H6]" table:style-name="ce12">
            <text:p>250%</text:p>
          </table:table-cell>
          <table:table-cell office:value-type="percentage" office:value="1.5989672977624785" table:formula="of:=[.I$5]/[.I6]" table:style-name="ce12">
            <text:p>160%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10">
            <text:p>3.10.8</text:p>
          </table:table-cell>
          <table:table-cell office:value-type="string" table:style-name="ce10">
            <text:p>UDP</text:p>
          </table:table-cell>
          <table:table-cell office:value-type="string" table:style-name="ce10">
            <text:p>Condition</text:p>
          </table:table-cell>
          <table:table-cell office:value-type="percentage" office:value="8.8798402243281428E-3" table:formula="of:=[.F$5]/[.F7]" table:style-name="ce12">
            <text:p>1%</text:p>
          </table:table-cell>
          <table:table-cell office:value-type="percentage" office:value="1.7123292509633264E-3" table:formula="of:=[.G$5]/[.G7]" table:style-name="ce12">
            <text:p>0%</text:p>
          </table:table-cell>
          <table:table-cell office:value-type="percentage" office:value="0.52752580907087354" table:formula="of:=[.H$5]/[.H7]" table:style-name="ce12">
            <text:p>53%</text:p>
          </table:table-cell>
          <table:table-cell office:value-type="percentage" office:value="8.0395986314341344E-3" table:formula="of:=[.I$5]/[.I7]" table:style-name="ce12">
            <text:p>1%</text:p>
          </table:table-cell>
          <table:table-cell table:number-columns-repeated="16375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Tsukushi A Round Gothic Bold" svg:font-family="&quot;Tsukushi A Round Gothic Bold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48">
      <number:number number:decimal-places="3" number:min-decimal-places="3" number:min-integer-digits="1"/>
      <number:text> </number:text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icrosoft Office User</dc:creator>
    <meta:creation-date>2022-12-21T23:55:22Z</meta:creation-date>
    <dc:date>2023-01-06T12:36:32Z</dc:date>
    <meta:print-date>2023-01-06T05:27:33Z</meta:print-date>
    <meta:editing-cycles>4</meta:editing-cycles>
    <meta:editing-duration>PT3315S</meta:editing-duration>
  </office:meta>
</office:document-meta>
</file>